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194931" officeooo:paragraph-rsid="00194931"/>
    </style:style>
    <style:style style:name="P2" style:family="paragraph" style:parent-style-name="Standard">
      <style:paragraph-properties fo:text-align="justify" style:justify-single-word="false"/>
      <style:text-properties fo:language="fr" fo:country="FR" fo:font-weight="bold" officeooo:rsid="00194931" officeooo:paragraph-rsid="00194931" style:font-weight-asian="bold" style:font-weight-complex="bold"/>
    </style:style>
    <style:style style:name="P3" style:family="paragraph" style:parent-style-name="Standard">
      <style:paragraph-properties fo:text-align="justify" style:justify-single-word="false"/>
      <style:text-properties fo:language="fr" fo:country="FR" fo:font-weight="bold" officeooo:rsid="001abf52" officeooo:paragraph-rsid="001abf52" style:font-weight-asian="bold" style:font-weight-complex="bold"/>
    </style:style>
    <style:style style:name="P4" style:family="paragraph" style:parent-style-name="Standard">
      <style:paragraph-properties fo:text-align="justify" style:justify-single-word="false"/>
      <style:text-properties fo:language="fr" fo:country="FR" fo:font-weight="normal" officeooo:rsid="00194931" officeooo:paragraph-rsid="00194931" style:font-weight-asian="normal" style:font-weight-complex="normal"/>
    </style:style>
    <style:style style:name="P5" style:family="paragraph" style:parent-style-name="Standard">
      <style:paragraph-properties fo:text-align="justify" style:justify-single-word="false"/>
      <style:text-properties fo:language="fr" fo:country="FR" fo:font-weight="normal" officeooo:rsid="00194931" officeooo:paragraph-rsid="001abf52" style:font-weight-asian="normal" style:font-weight-complex="normal"/>
    </style:style>
    <style:style style:name="P6" style:family="paragraph" style:parent-style-name="Standard">
      <style:paragraph-properties fo:text-align="justify" style:justify-single-word="false"/>
      <style:text-properties fo:language="fr" fo:country="FR" fo:font-weight="normal" officeooo:rsid="001abf52" officeooo:paragraph-rsid="001abf52" style:font-weight-asian="normal" style:font-weight-complex="normal"/>
    </style:style>
    <style:style style:name="T1" style:family="text">
      <style:text-properties officeooo:rsid="001abf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ockage, indexation et recherche des fichiers DICOM</text:p>
      <text:p text:style-name="P1"><text:tab/>La figure 3.3 présente le framework global du système. Lorsque le système démarre, l’utilisateur précise si le répertoire fourni est déjà indexé ou non. S’il n’est pas indexé le système scanne le répertoire prédéfini, recherche les objets DICOM qu’il contient (y compris ceux des sous répertoires) et stocke les chemins vers ces fichiers. Ces objets sont ensuite parsés à l’aide du parseur DICOM de la Rest DICOM library. Un objet DICOM est constitué d’une liste de Data Element. Chaque Data Element est constitué d’un Tag, d’une Value Representation (VR), d’une Value Length (VL) et d’une Value. Le tag est un code représentant l’élément, la VR indique la façon dont il est encodé, la VL représente la longueur de la valeur de l’élément. Dans notre cas nous nous intéressons au Tag, et à la Value de ces Data Elements. Lorsque la VL est trop importante, nous ne stockons que les premiers caractères afin d’optimiser l’espace de stockage. La structure de stockage proposée par MongoDB est un couple "Key-Value". Pour les objets DICOM nous avons choisi d’utiliser le Keyword, qui est une description unique du Tag, comme Key et la Value du Data Element comme Value. Pour les Tags privés, le Keyword est inconnu. Nous utilisons donc une chaine de caractère représentant le tag (ex : "2005,0010"). En plus des métadonnées DICOM, le chemin vers le fichier est également stocké. La figure 3.4 présente un exemple de stockage dans MongoDB d’un fichier DICOM. Certains Data Element sont des séquences (VR = SQ). Il s’agit en fait d’éléments dont la Value est, elle-même, une liste de Data Element. Afin de stocker ces éléments nous utilisons le stockage de document embarqué de MongoDB. La figure 3.5 présente un exemple de stockage d’une séquence.</text:p>
      <text:p text:style-name="P1"><text:tab/>Une fois que les données sont stockées nous créons un index afin de faciliter la recherche. A la création de la base de données, un index est créé automatiquement sur le champ _id. Cependant celui-ci n’est pas suffisant pour nos besoins. MongoDB fournit trois méthodes d’indexation : Single Field Indexes, Compound Indexes et Text Indexes. Afin de pouvoir faire des recherches sur les valeurs sans le nom de champ un index de type Full-Text est créé. Toutes nos valeurs sont stockées sous forme de chaîne de caractères ce qui est un prérequis pour les Text Indexes de MongoDB. Nous indexons ensuite les champs PatientName, PatientID, StudyID, SeriesNumber, InstanceNumber et FilePath par un Single Field Index et un Compound Index. La performance de l’indexation sera étudiée dans la section 3.3.</text:p>
      <text:p text:style-name="P1"><text:tab/>Une fois que les données sont indexées on peut faire des recherches sur celles-ci. Trois fonctionnalités de recherche, liées à notre indexation, sont possibles : (1) Single Field Search, (2) Multiple Field Search et (3) Full-Text Search. La Single Field Search fonctionne sur un tag indiqué par l’utilisateur. Nous recherchons par exemple une donnée dont le PatientName est DUPONT. La Multiple Field Search permet de rechercher plusieurs Tag. On recherche par exemple des informations sur un examen d’un patient. La Full-Text Search permet de faire des recherches sur les valeurs directement sans indiquer le nom du champ. </text:p>
      <text:p text:style-name="P1"><text:tab/>Une fonctionnalité a été ajoutée permettant de mettre à jour ou de corriger des informations administratives relatives au patient. Par example, si le nom d’un même patient a été orthographié de deux façons différentes dans deux institutions il est possible de fusionner les deux PatientName afin de garantir la cohérence des données. Pour cela on remplace le champ PatientName par le nom correctement orthographié pour les deux objets et un nouveau champ OldPatientName est ajouté afin de garder la référence vers le nom modifié.</text:p>
      <text:p text:style-name="P1"><text:tab/>La figure 3.6 présente le menu lors du démarrage de notre application. Les informations sur les méthodes de recherche possibles ainsi que la fonctionnalité de mise à jour des données sont affichées.</text:p>
      <text:p text:style-name="P1"/>
      <text:p text:style-name="P2">Système de notification</text:p>
      <text:p text:style-name="P1"><text:tab/>Pour la notification nous utilisons Inotify du système Linux. Lorsque le répertoire est scanné, les chemins vers les fichiers DICOM sont stockés ainsi que les chemins vers le répertoire prédéfini et les sous répertoires contenus dedans. Au démarrage du système, la surveillance est également lancée à l’aide des APIs Inotify. Un File Descriptor est présent par répertoire. Les évènements qui nous intéressent dans notre cas sont la suppression et la création de fichiers DICOM. Lorsqu’un <text:soft-page-break/>nouveau fichier DICOM est ajouté, le système enregistre le chemin vers ce fichier puis parse le fichier et stocke et indexe les données par la procédure décrite précédemment. Si un nouveau répertoire est créé, le chemin vers ce répertoire est ajouté à la liste des répertoires et la liste de surveillance est réinitialisée. Lorsqu’un objet DICOM est supprimé, le système cherche les données correspondantes à cet objet et les supprime. Si un répertoire est supprimé, le système annule la surveillance sur ce répertoire et sur tous les sous répertoires qu’il contient. La suppression d’un répertoire déclenche la fonction de suppression décrite ci-dessus pour tous les fichiers contenus dans le répertoire. Les performances du système de notification seront étudiées dans la section 3.4.</text:p>
      <text:p text:style-name="P1"/>
      <text:p text:style-name="P1"/>
      <text:p text:style-name="P2">Performance du système d'indexation</text:p>
      <text:p text:style-name="P2">1. Temps d'indexation et de parsing de fichiers DICOM</text:p>
      <text:p text:style-name="P4"><text:tab/>Afin de tester notre système nous avons indexé 38637 fichiers DICOM. Ces fichiers sont placés dans un répertoire contenant 587 sous répertoires. Lors du démarrage de notre système le répertoire est scanné et la totalité de ces fichiers est parsée, stockée et indexée. Le temps total de lancement de notre système est de 2704.73 secondes. Ce temps global comprend : (1) le temps de scannage qui est de 445.23 secondes, (2) le temps de parsing des objets DICOM qui est de 2243.97 secondes et (3) le temps de stockage et d’indexation qui est de 15.53 secondes. C’est le parsing des objets DICOM qui est le plus lent. Nous avons essayé, afin d’améliorer ce temps de parsing, de ne pas considérer la totalité des Data Element contenus dans les objets DICOM mais seulement ceux qui sont les plus utilisés. La liste de Tag considérée est celle correspondant aux Tags renvoyés lors d’une requête QIDO-RS (voir Tâche 2.1 – livrable 2.1). Il s’agit de : SpecificCharacterSet, StudyDate, StudyTime, AccessionNumber, ModalitiesInStudy, ReferringPhysicianName, PatientName, PatientID, PatientBirthDate, PatientSex, StudyInstanceUID, StudyID, Modality, SeriesDescription, SeriesInstanceUID, SeriesNumber, PerformedProcedureStepStartDate PerformedProcedureStepStartTime, SOPClassUID, SOPInstanceUID, InstanceNumber, Rows, Columns, NumberOfFrames et TransferSyntaxUID. En ne considérant que ces tags, le temps de parsing est réduit à 1336.65 secondes.</text:p>
      <text:p text:style-name="P4"/>
      <text:p text:style-name="P2">2. Temps de recherche de fichiers DICOM avec et sans index</text:p>
      <text:p text:style-name="P4"><text:tab/>Afin d’évaluer les temps de recherche dans la base de données, les trois paramètres importants sont : (1) la quantité de résultats, (2) la quantité de champs d’index scannés et (3) la quantité de documents scannés. En temps normal la tendance est la suivante : la quantité de champs d’index scannés est supérieure à celle de documents scannés qui est supérieure à celle de résultats. Si les trois quantités sont égales, l’index est parfait. Nous avons fait nos tests de recherche sur une base de données contenant 38637 documents.</text:p>
      <text:p text:style-name="P5"><text:tab/><text:span text:style-name="T1">Pour la Single Field Search nous faisons une recherche de "CHILI" sur le champ PatientName. Si le champ n’est pas indexé, la quantité de documents scannés est de 38637, soit tous les documents. Le temps de recherche est de 87ms. Si l’on indexe ce champ, la quantité de documents scannés est égale à celle de champs scannés qui est égale au nombre de résultats, soit 35. Le temps de recherche est réduit à 7ms (voir figure 3.8).</text:span></text:p>
      <text:p text:style-name="P5"><text:tab/><text:span text:style-name="T1">Pour la Multiple Field Search nous faisons une recherche de "CHILI" et "6" sur les champs PatientName et SeriesNumber. Sans le Compound Index le nombre de documents scannés est de 38637, soit le nombre total de documents. Le temps de recherche est de 112ms. Si les champs PatientName et SeriesNumbre sont indexés, le nombre de documents scannés est égal au nombre de champs scannés qui est égal au nombre de résultats soit 1. Le temps de recherche est réduit à 4ms (voir figure 3.9).</text:span></text:p>
      <text:p text:style-name="P5"><text:tab/><text:span text:style-name="T1">Pour la Full Text Search il n’est pas possible de faire de recherche sans indexation. Par contre, si l’on veut faire une recherche sur un champ spécifique qui n’est pas indexé, la recherche Full Text est plus efficace que la recherche Single Field. Le nombre de champs d’index et de documents scannés est moins important.</text:span></text:p>
      <text:p text:style-name="P4"/>
      <text:p text:style-name="P3"><text:soft-page-break/>Performance du système de notification</text:p>
      <text:p text:style-name="P6"><text:tab/>Nous étudions dans cette section la performance du système de notification. Nous testons les scénarios de création et de suppression de fichiers DICOM ou de répertoire. Le répertoire principal testé se nomme "testdicom", il contient au début 13 fichiers DICOM indexés. La figure 3.10 illustre la suppression de l’image "888.888.1.19950627.121647.1.101". Lorsque ce fichier est ensuite recherché dans la base de données, celle-ci ne retourne aucun résultat. Le même fichier est ensuite remis dans le répertoire et réindexé avec succès (voir figure 3.11). Le système fonctionne toujours lors de l’ajout de plusieurs fichiers. La figure 3.12 illustre la création d’un nouveau répertoire "test", contenant deux objets DICOM, dans le répertoire "testdicom". Les fichiers contenus dans ce nouveau répertoire sont ajoutés et indexés avec succès. Le sous répertoire "test" a bien été ajouté la surveillance. La figure 3.13 illustre la suppression de ce même répertoire. Les deux fichiers DICOM contenus dedans sont bien supprimés de la base de donné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5:43:11.232713290</meta:creation-date>
    <dc:date>2015-07-10T16:03:47.783322935</dc:date>
    <meta:editing-duration>PT3M53S</meta:editing-duration>
    <meta:editing-cycles>1</meta:editing-cycles>
    <meta:document-statistic meta:table-count="0" meta:image-count="0" meta:object-count="0" meta:page-count="3" meta:paragraph-count="18" meta:word-count="1533" meta:character-count="9754" meta:non-whitespace-character-count="8144"/>
    <meta:generator>LibreOffice/4.2.8.2$Linux_X86_64 LibreOffice_project/420m0$Build-2</meta:generator>
  </office:meta>
</office:document-meta>
</file>